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P1" style:family="paragraph" style:parent-style-name="Standard">
      <style:text-properties officeooo:rsid="001d4116" officeooo:paragraph-rsid="001d4116"/>
    </style:style>
    <style:style style:name="T1" style:family="text">
      <style:text-properties style:font-size-asian="8.5pt"/>
    </style:style>
    <style:style style:name="T2" style:family="text">
      <style:text-properties style:font-size-asian="6.5pt"/>
    </style:style>
    <style:style style:name="T3" style:family="text">
      <style:text-properties style:font-size-asian="4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fice 環境とは DOM の統合開発環境である．</text:p>
      <text:p text:style-name="P1"/>
      <text:p text:style-name="P1">やり方<text:span text:style-name="T2">:</text:span></text:p>
      <text:p text:style-name="P1"><text:span text:style-name="T2"/></text:p>
      <text:p text:style-name="P1"><text:span text:style-name="T2">適当なファイルを作成</text:span></text:p>
      <text:p text:style-name="P1"><text:span text:style-name="T2">ファイルをzip 解凍ファイルで展開</text:span></text:p>
      <text:p text:style-name="P1"><text:span text:style-name="T2">中身を確認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01:20:25.517325245</meta:creation-date>
    <dc:date>2015-04-26T01:22:30.515077711</dc:date>
    <meta:editing-duration>PT2M5S</meta:editing-duration>
    <meta:editing-cycles>1</meta:editing-cycles>
    <meta:document-statistic meta:table-count="0" meta:image-count="0" meta:object-count="0" meta:page-count="1" meta:paragraph-count="5" meta:word-count="53" meta:character-count="66" meta:non-whitespace-character-count="62"/>
    <meta:generator>LibreOffice/4.3.6.2$Linux_X86_64 LibreOffice_project/430m0$Build-2</meta:generator>
  </office:meta>
</office:document-meta>
</file>